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right="0.10pt"/>
    </style:style>
    <style:style style:name="P7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<text:s/>VARIABLES<text:line-break/><text:tab/><text:tab/>ENTIER<text:s/></text:span><text:span text:style-name="T3">n, i, j ;<text:line-break/><text:tab/><text:tab/></text:span><text:span text:style-name="T4">ENTIER<text:s/></text:span><text:span text:style-name="T5">tab[ nl ][ nc ]</text:span><text:span text:style-name="T6"><text:line-break/><text:tab/><text:tab/>nc=n/2<text:line-break/><text:tab/><text:tab/>nl=n/2+1<text:line-break/></text:span><text:span text:style-name="T7"><text:line-break/><text:tab/></text:span><text:span text:style-name="T8">DEBUT</text:span><text:span text:style-name="T9"><text:tab/></text:span></text:p>
      <text:p text:style-name="P3"><text:span text:style-name="T9"><text:tab/><text:tab/></text:span><text:span text:style-name="T10"/></text:p>
      <text:p text:style-name="P3"><text:span text:style-name="T10"><text:tab/><text:tab/></text:span><text:span text:style-name="T11">ECRIRE<text:s/></text:span><text:span text:style-name="T12">("Saisissez un nombre compris impaire compris entre 3 et x")</text:span></text:p>
      <text:p text:style-name="P3"><text:span text:style-name="T12"><text:tab/><text:tab/></text:span><text:span text:style-name="T13">Lire<text:s/></text:span><text:span text:style-name="T14">(n)</text:span></text:p>
      <text:p text:style-name="P3"><text:span text:style-name="T14"><text:tab/></text:span></text:p>
      <text:p text:style-name="P3"><text:span text:style-name="T14"><text:tab/><text:tab/><text:tab/></text:span><text:span text:style-name="T15">POUR<text:s/></text:span><text:span text:style-name="T16">i allant de 0 à 1<text:s/></text:span><text:span text:style-name="T17">FAIRE</text:span><text:span text:style-name="T18"/></text:p>
      <text:p text:style-name="P4"><text:span text:style-name="T18"><text:tab/><text:tab/><text:tab/></text:span><text:span text:style-name="T19"><text:tab/>tab[i][j]=tab[nc][nl]</text:span><text:span text:style-name="T20"/></text:p>
      <text:p text:style-name="P4"><text:span text:style-name="T20"><text:tab/><text:tab/><text:tab/>FIN_POUR</text:span><text:span text:style-name="T21"/></text:p>
      <text:p text:style-name="P4"><text:span text:style-name="T21"/></text:p>
      <text:p text:style-name="P5"><text:span text:style-name="T21"><text:tab/><text:tab/><text:tab/></text:span><text:span text:style-name="T22"/></text:p>
      <text:p text:style-name="P5"><text:span text:style-name="T22"><text:tab/><text:tab/><text:tab/></text:span><text:span text:style-name="T23">POUR i allant de 0 à n^n faire</text:span></text:p>
      <text:p text:style-name="P5"><text:span text:style-name="T23"><text:tab/><text:tab/><text:tab/><text:tab/>Si<text:s/></text:span><text:span text:style-name="T24">tab[i][j]+1 MOD 5 !=0<text:s/></text:span><text:span text:style-name="T25">ALORS FAIRE</text:span></text:p>
      <text:p text:style-name="P5"><text:span text:style-name="T25"><text:tab/><text:tab/><text:tab/><text:tab/><text:s text:c="3"/></text:span><text:span text:style-name="T26">tab[i][j]= (tab[i]+1) + (tab[j]+1)+i</text:span></text:p>
      <text:p text:style-name="P5"><text:span text:style-name="T26"/></text:p>
      <text:p text:style-name="P5"><text:span text:style-name="T26"><text:tab/><text:tab/><text:tab/><text:tab/></text:span><text:span text:style-name="T27">SINON FAIRE</text:span></text:p>
      <text:p text:style-name="P5"><text:span text:style-name="T28"><text:tab/><text:tab/><text:tab/><text:tab/><text:s text:c="3"/>tab[i][j]= (tab[i]+2) + tab[j]+i</text:span></text:p>
      <text:p text:style-name="P5"><text:span text:style-name="T29"><text:tab/><text:tab/><text:tab/></text:span><text:span text:style-name="T30"><text:tab/></text:span><text:span text:style-name="T31">FIN_SI<text:tab/></text:span><text:span text:style-name="T32"><text:tab/><text:tab/></text:span></text:p>
      <text:p text:style-name="P5"><text:span text:style-name="T32"><text:line-break/><text:tab/><text:tab/><text:tab/></text:span><text:span text:style-name="T33">FIN_POUR</text:span><text:span text:style-name="T34"/></text:p>
      <text:p text:style-name="P6"><text:span text:style-name="T34"><text:tab/><text:tab/></text:span><text:span text:style-name="T35"/></text:p>
      <text:p text:style-name="P6"><text:span text:style-name="T36"><text:tab/><text:tab/><text:tab/></text:span></text:p>
      <text:p text:style-name="P6"><text:span text:style-name="T37"><text:tab/><text:tab/></text:span><text:span text:style-name="T38">ECRIRE<text:s/></text:span><text:span text:style-name="T39">tab[i][j]</text:span></text:p>
      <text:p text:style-name="P6"><text:span text:style-name="T40"><text:tab/></text:span></text:p>
      <text:p text:style-name="P7"><text:span text:style-name="T40"><text:tab/></text:span><text:span text:style-name="T41">FIN </text:span></text:p>
      <text:p text:style-name="P7"><text:span text:style-name="T41"/></text:p>
      <text:p text:style-name="P7"><text:span text:style-name="T42"/></text:p>
      <text:p text:style-name="P7"><text:span text:style-name="T42"/></text:p>
      <text:p text:style-name="P7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